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G Omega (W1)" svg:font-family="'CG Omega (W1)', 'Times New Roman'" style:font-family-generic="swiss" style:font-pitch="variable"/>
    <style:font-face style:name="DejaVu Sans Condensed" svg:font-family="'DejaVu Sans Condensed'"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1665in" style:contextual-spacing="false" fo:text-align="center" style:justify-single-word="false">
        <style:tab-stops>
          <style:tab-stop style:position="3.5437in"/>
        </style:tab-stops>
      </style:paragraph-properties>
      <style:text-properties style:font-name="Times New Roman" fo:font-size="12pt" style:font-size-asian="12pt" style:font-name-complex="Times New Roman" style:font-size-complex="12pt"/>
    </style:style>
    <style:style style:name="P2" style:family="paragraph" style:parent-style-name="Standard">
      <style:paragraph-properties fo:margin-top="0in" fo:margin-bottom="0.1665in" style:contextual-spacing="false" fo:text-align="justify" style:justify-single-word="false">
        <style:tab-stops>
          <style:tab-stop style:position="3.5437in"/>
        </style:tab-stops>
      </style:paragraph-properties>
      <style:text-properties style:font-name="Times New Roman" style:font-name-complex="Times New Roman"/>
    </style:style>
    <style:style style:name="P3" style:family="paragraph" style:parent-style-name="Standard">
      <style:paragraph-properties fo:margin-left="0in" fo:margin-right="0in" fo:margin-top="0in" fo:margin-bottom="0.1665in" style:contextual-spacing="false" fo:text-align="justify" style:justify-single-word="false" fo:text-indent="0in" style:auto-text-indent="false">
        <style:tab-stops>
          <style:tab-stop style:position="3.5437in"/>
        </style:tab-stops>
      </style:paragraph-properties>
      <style:text-properties style:font-name="Times New Roman" style:font-name-complex="Times New Roman"/>
    </style:style>
    <style:style style:name="P4" style:family="paragraph" style:parent-style-name="Standard">
      <style:paragraph-properties fo:margin-top="0in" fo:margin-bottom="0.1665in" style:contextual-spacing="false" fo:text-align="justify" style:justify-single-word="false">
        <style:tab-stops>
          <style:tab-stop style:position="3.5437in"/>
        </style:tab-stops>
      </style:paragraph-properties>
      <style:text-properties style:font-name="Times New Roman" officeooo:paragraph-rsid="000f628a" style:font-name-complex="Times New Roman"/>
    </style:style>
    <style:style style:name="P5" style:family="paragraph" style:parent-style-name="Standard">
      <style:paragraph-properties fo:margin-left="0in" fo:margin-right="0in" fo:margin-top="0in" fo:margin-bottom="0.1665in" style:contextual-spacing="false" fo:text-align="justify" style:justify-single-word="false" fo:text-indent="0in" style:auto-text-indent="false">
        <style:tab-stops>
          <style:tab-stop style:position="3.5437in"/>
        </style:tab-stops>
      </style:paragraph-properties>
      <style:text-properties style:font-name="Times New Roman" officeooo:rsid="000f628a" officeooo:paragraph-rsid="000f628a" style:font-name-complex="Times New Roman"/>
    </style:style>
    <style:style style:name="P6" style:family="paragraph" style:parent-style-name="Standard">
      <style:paragraph-properties fo:margin-top="0in" fo:margin-bottom="0.1665in" style:contextual-spacing="false" fo:text-align="justify" style:justify-single-word="false">
        <style:tab-stops>
          <style:tab-stop style:position="3.5437in"/>
        </style:tab-stops>
      </style:paragraph-properties>
      <style:text-properties style:font-name="Times New Roman" officeooo:rsid="000f628a" officeooo:paragraph-rsid="000f628a" style:font-name-complex="Times New Roman"/>
    </style:style>
    <style:style style:name="P7" style:family="paragraph" style:parent-style-name="Standard">
      <style:paragraph-properties fo:margin-left="0in" fo:margin-right="0in" fo:margin-top="0in" fo:margin-bottom="0.1665in" style:contextual-spacing="false" fo:text-align="justify" style:justify-single-word="false" fo:text-indent="0in" style:auto-text-indent="false">
        <style:tab-stops>
          <style:tab-stop style:position="3.5437in"/>
        </style:tab-stops>
      </style:paragraph-properties>
      <style:text-properties style:font-name="Times New Roman" officeooo:rsid="000f628a" style:font-name-complex="Times New Roman"/>
    </style:style>
    <style:style style:name="P8" style:family="paragraph" style:parent-style-name="Standard">
      <style:paragraph-properties fo:margin-left="0in" fo:margin-right="0in" fo:margin-top="0in" fo:margin-bottom="0.1665in" style:contextual-spacing="false" fo:text-align="justify" style:justify-single-word="false" fo:text-indent="0in" style:auto-text-indent="false">
        <style:tab-stops>
          <style:tab-stop style:position="3.5437in"/>
        </style:tab-stops>
      </style:paragraph-properties>
      <style:text-properties style:font-name="Times New Roman" officeooo:rsid="000f628a" officeooo:paragraph-rsid="0013a95b" style:font-name-complex="Times New Roman"/>
    </style:style>
    <style:style style:name="P9" style:family="paragraph" style:parent-style-name="Standard">
      <style:paragraph-properties fo:margin-top="0in" fo:margin-bottom="0.1665in" style:contextual-spacing="false" fo:text-align="justify" style:justify-single-word="false">
        <style:tab-stops>
          <style:tab-stop style:position="3.5437in"/>
        </style:tab-stops>
      </style:paragraph-properties>
      <style:text-properties style:font-name="Times New Roman" style:text-underline-style="solid" style:text-underline-width="auto" style:text-underline-color="font-color" style:font-name-complex="Times New Roman"/>
    </style:style>
    <style:style style:name="P10" style:family="paragraph" style:parent-style-name="Standard">
      <style:paragraph-properties fo:margin-top="0in" fo:margin-bottom="0.1665in" style:contextual-spacing="false" fo:text-align="justify" style:justify-single-word="false">
        <style:tab-stops>
          <style:tab-stop style:position="3.5437in"/>
        </style:tab-stops>
      </style:paragraph-properties>
    </style:style>
    <style:style style:name="P11" style:family="paragraph" style:parent-style-name="Standard">
      <style:paragraph-properties fo:margin-top="0in" fo:margin-bottom="0.1665in" style:contextual-spacing="false" fo:text-align="justify" style:justify-single-word="false">
        <style:tab-stops>
          <style:tab-stop style:position="3.5437in"/>
        </style:tab-stops>
      </style:paragraph-properties>
      <style:text-properties officeooo:paragraph-rsid="000f628a"/>
    </style:style>
    <style:style style:name="P12" style:family="paragraph" style:parent-style-name="Standard">
      <style:paragraph-properties fo:margin-top="0in" fo:margin-bottom="0.1665in" style:contextual-spacing="false"/>
      <style:text-properties officeooo:rsid="0013a95b" officeooo:paragraph-rsid="0013a95b"/>
    </style:style>
    <style:style style:name="P13" style:family="paragraph" style:parent-style-name="Standard">
      <style:paragraph-properties fo:margin-top="0in" fo:margin-bottom="0.1665in" style:contextual-spacing="false"/>
      <style:text-properties style:use-window-font-color="true" loext:opacity="0%" style:font-name="Times New Roman" fo:font-size="11pt" fo:language="fr" fo:country="FR" officeooo:rsid="0013a95b" officeooo:paragraph-rsid="000f628a" style:font-name-asian="Times New Roman" style:font-size-asian="11pt" style:font-name-complex="Times New Roman" style:font-size-complex="11pt" style:language-complex="ar" style:country-complex="SA"/>
    </style:style>
    <style:style style:name="P14" style:family="paragraph" style:parent-style-name="Standard" style:master-page-name="Standard">
      <style:paragraph-properties fo:margin-top="0in" fo:margin-bottom="0.1665in" style:contextual-spacing="false" fo:text-align="center" style:justify-single-word="false" style:page-number="auto">
        <style:tab-stops>
          <style:tab-stop style:position="3.5437in"/>
        </style:tab-stops>
      </style:paragraph-properties>
      <style:text-properties style:font-name="Times New Roman" fo:font-size="12pt" fo:font-weight="bold" style:font-size-asian="12pt" style:font-weight-asian="bold" style:font-name-complex="Times New Roman" style:font-size-complex="12pt"/>
    </style:style>
    <style:style style:name="P15" style:family="paragraph" style:parent-style-name="Standard" style:list-style-name="L1">
      <style:paragraph-properties fo:margin-top="0in" fo:margin-bottom="0.1665in" style:contextual-spacing="false" fo:text-align="justify" style:justify-single-word="false">
        <style:tab-stops>
          <style:tab-stop style:position="3.5437in"/>
        </style:tab-stops>
      </style:paragraph-properties>
      <style:text-properties style:font-name="Times New Roman" officeooo:paragraph-rsid="000f628a" style:font-name-complex="Times New Roman"/>
    </style:style>
    <style:style style:name="T1" style:family="text">
      <style:text-properties style:font-name="Times New Roman" style:text-underline-style="solid" style:text-underline-width="auto" style:text-underline-color="font-color" style:font-name-complex="Times New Roman"/>
    </style:style>
    <style:style style:name="T2" style:family="text">
      <style:text-properties style:font-name="Times New Roman" style:font-name-complex="Times New Roman"/>
    </style:style>
    <style:style style:name="T3" style:family="text">
      <style:text-properties style:font-name="Times New Roman" officeooo:rsid="000f628a" style:font-name-complex="Times New Roman"/>
    </style:style>
    <style:style style:name="T4" style:family="text">
      <style:text-properties style:font-name="Times New Roman" fo:font-weight="bold" style:font-weight-asian="bold" style:font-name-complex="Times New Roman"/>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officeooo:rsid="000dd109"/>
    </style:style>
    <style:style style:name="T8" style:family="text">
      <style:text-properties officeooo:rsid="000f628a"/>
    </style:style>
    <style:style style:name="T9" style:family="text">
      <style:text-properties fo:font-style="italic" style:font-style-asian="italic" style:font-style-complex="italic"/>
    </style:style>
    <style:style style:name="T10" style:family="text">
      <style:text-properties style:use-window-font-color="true" loext:opacity="0%" style:font-name="Times New Roman" fo:font-size="11pt" fo:language="fr" fo:country="FR" style:font-name-asian="Times New Roman" style:font-size-asian="11pt" style:font-name-complex="Times New Roman" style:font-size-complex="11pt" style:language-complex="ar" style:country-complex="SA"/>
    </style:style>
    <style:style style:name="T11" style:family="text">
      <style:text-properties style:use-window-font-color="true" loext:opacity="0%" style:font-name="Times New Roman" fo:font-size="11pt" fo:language="fr" fo:country="FR" officeooo:rsid="000f628a" style:font-name-asian="Times New Roman" style:font-size-asian="11pt" style:font-name-complex="Times New Roman" style:font-size-complex="11pt" style:language-complex="ar" style:country-complex="SA"/>
    </style:style>
    <style:style style:name="T12" style:family="text">
      <style:text-properties officeooo:rsid="000fb000"/>
    </style:style>
    <style:style style:name="T13" style:family="text">
      <style:text-properties officeooo:rsid="000fb000" fo:background-color="#ffff00" loext:char-shading-value="0"/>
    </style:style>
    <style:style style:name="T14" style:family="text">
      <style:text-properties officeooo:rsid="0010c568" fo:background-color="#ffff00" loext:char-shading-value="0"/>
    </style:style>
    <style:style style:name="T15" style:family="text">
      <style:text-properties officeooo:rsid="00141689" fo:background-color="#ffff00" loext:char-shading-value="0"/>
    </style:style>
    <style:style style:name="T16" style:family="text">
      <style:text-properties officeooo:rsid="0010c568"/>
    </style:style>
    <style:style style:name="T17" style:family="text">
      <style:text-properties fo:background-color="transparent" loext:char-shading-value="0"/>
    </style:style>
    <style:style style:name="T18" style:family="text">
      <style:text-properties officeooo:rsid="0013a95b"/>
    </style:style>
    <style:style style:name="T19" style:family="text">
      <style:text-properties officeooo:rsid="0014168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98in" fo:text-indent="-0.25in" fo:margin-left="2.9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FORMULARIO DE SOLICITUD DE APOYO PARA UNA ACTIVIDAD INDIVIDUAL EN EL MARCO DEL LIA-IFUM</text:p>
      <text:p text:style-name="P1">(Completar un formulario porc ada beneficiario)</text:p>
      <text:p text:style-name="P10"><text:span text:style-name="T1">Importante</text:span><text:span text:style-name="T2"> : <text:s/>Antes de enviarlo, use para el archivo un nombre de la forma siguiente :</text:span></text:p>
      <text:p text:style-name="P9">EJEAPELLIDO.Y.Z.pdf</text:p>
      <text:p text:style-name="P10"><text:span text:style-name="T4">EJE</text:span><text:span text:style-name="T2">=AGA,PS,SD o AU (</text:span><text:span text:style-name="T4">AGA</text:span><text:span text:style-name="T2"> : Álgebra y Geometría Algebraica - <text:s/></text:span><text:span text:style-name="T4">PS</text:span><text:span text:style-name="T2"> : Probabilidad y Estadística – </text:span><text:span text:style-name="T4">SD</text:span><text:span text:style-name="T2"> : Sistemas Dinámicos – </text:span><text:span text:style-name="T4">AU</text:span><text:span text:style-name="T2"> : otros)</text:span></text:p>
      <text:p text:style-name="P10"><text:span text:style-name="T4">AXE</text:span><text:span text:style-name="T2">.NOMDEFAMILLE. Y.Z.pdf</text:span></text:p>
      <text:p text:style-name="Standard"><text:span text:style-name="T5">APELLIDO </text:span><text:span text:style-name="T6">de la persona beneficiaria</text:span></text:p>
      <text:p text:style-name="Standard"><text:span text:style-name="T5">Y </text:span><text:span text:style-name="T6">= año (ejemplo, 2011)</text:span></text:p>
      <text:p text:style-name="Standard"><text:span text:style-name="T5">Z= </text:span><text:span text:style-name="T6">1 o 2, según el semestre de la solicitud. </text:span></text:p>
      <text:p text:style-name="P2"/>
      <text:p text:style-name="P2">1. SOLICITANTE (debe ser completado en caso de que sea diferente de la persona beneficiaria) :</text:p>
      <text:p text:style-name="P2">Apellido : <text:span text:style-name="T8">Alvarez<text:tab/></text:span>Nombre : <text:span text:style-name="T8">Ignacio</text:span></text:p>
      <text:p text:style-name="P2">Correo electrónico : <text:span text:style-name="T8">nachalca@gmail.com</text:span><text:tab/>Teléfono : <text:span text:style-name="T8">092 107 576</text:span></text:p>
      <text:p text:style-name="P2">Institución de pertenencia (Universidad, laboratorio, ciudad) : <text:span text:style-name="T8">FCEA, UdelaR</text:span></text:p>
      <text:p text:style-name="P2"/>
      <text:p text:style-name="P2">2. Beneficiario :</text:p>
      <text:p text:style-name="P2">Apelllido : <text:span text:style-name="T8">Tancredi</text:span><text:tab/>Nombre : <text:span text:style-name="T8">Bruno</text:span></text:p>
      <text:p text:style-name="P2"><text:span text:style-name="T17">Fecha de nacimiento </text:span>:<text:span text:style-name="T16">23/03/200</text:span><text:tab/>Nacionalidad : <text:span text:style-name="T8">Uruguayo</text:span></text:p>
      <text:p text:style-name="P2">Correo electrónico : <text:span text:style-name="T8">brunotancredi00@gmail.com</text:span><text:tab/><text:span text:style-name="T17">Teléfono </text:span>:<text:span text:style-name="T16"> 098556784</text:span></text:p>
      <text:p text:style-name="P2">Función que desempeña (doctorando, postdoctorando, docente-investigador):<text:span text:style-name="T19"> Becario</text:span> </text:p>
      <text:p text:style-name="P2">Institución de pertenencia (Universidad, laboratorio, ciudad) : <text:span text:style-name="T8">FCEA, UdelaR</text:span></text:p>
      <text:p text:style-name="P4">Referencia de una publicación o de un trabajo reciente: </text:p>
      <text:list xml:id="list1286792709" text:style-name="L1">
        <text:list-item>
          <text:p text:style-name="P15"><text:span text:style-name="T8">I. Alvarez, N. da Silva, B. Tancredi, </text:span><text:span text:style-name="T9">Student performance predictive models using LMS data in Primary Schools</text:span><text:span text:style-name="T8">, JSM 2023, Toronto</text:span></text:p>
        </text:list-item>
        <text:list-item>
          <text:p text:style-name="P15"><text:span text:style-name="T8">B. Tancredi, I. Alvarez, N. da Silva, </text:span><text:span text:style-name="T9">Aprendizaje estadístico aplicado para potenciar la enseñanza de inglés en primaria: El caso de Ceibal en Inglés en Uruguay</text:span><text:span text:style-name="T8">, Latin-R 2023, Montevideo </text:span></text:p>
        </text:list-item>
      </text:list>
      <text:p text:style-name="P2">3. DESCRIBA EN A LO SUMO 10 LÍNEAS EL MARCO DE REFERENCIA MATEMÁTICO DE LA ACTIVIDAD A DESARROLLAR:</text:p>
      <text:p text:style-name="P11"><text:span text:style-name="T3">La actividad se desarrolla en el marco del proyec</text:span><text:span text:style-name="T11">to ANII FSE_S_2022_1_173061, q</text:span><text:span text:style-name="T3">ue tiene por objetivos la simulacion de escenario de produccion electrica hasta el fin del siglo XXI en Uruguay, y la cuantification de la incertidumbre en los modelos utilizados. Para ello se utilizaran modelos estadisticos que utilizan como insumo las trayectorias simuladas de recursos primarios en los distintos escenarios de cambio climatico propuestos en CMIP6. El proyecto pretende generar herramientas estadísticas que permitan calibrar las probabilidades de observar eventos extremos en la generación de energía a partir de fuentes renovables, así como describir su duración en intensidad esperada. Para ello, se utilizara la teoria de la inferencia conforme, que debera ser aplicada a eventos extremos.</text:span></text:p>
      <text:p text:style-name="P6"/>
      <text:p text:style-name="P2"><text:soft-page-break/>4. DESCRIBA EN A LO SUMO 10 LÍNEAS LOS OBJETIVOS CONCRETOS DE LA ACTIVIDAD A DESARROLLAR:</text:p>
      <text:p text:style-name="P7">* Estudiar e implementar métodos de downscaling estadistico para mejorar la resolucion temporal de las trayectoria simuladas a partir de CMIP6, junto con Jairo Cugliari, responsable del equipo de investigacion DMD del laboratorio ERIC.</text:p>
      <text:p text:style-name="P5">* Presentacion en el seminario del laboratorio ERIC de la Universidad Lumière Lyon 2</text:p>
      <text:p text:style-name="P3"><text:s text:c="6"/>5. OTROS ASPECTOS DE LA ACTIVIDAD A DESARROLLAR :</text:p>
      <text:p text:style-name="P3"><text:s text:c="6"/>Lugar: (Institución/Laboratorio-Ciudad/País): <text:span text:style-name="T7">Université Lumière Lyon 2, Laboratoire ERIC</text:span></text:p>
      <text:p text:style-name="P2">Fecha de llegada prevista: <text:span text:style-name="T18">22 de </text:span><text:span text:style-name="T7">A</text:span><text:span text:style-name="T8">b</text:span><text:span text:style-name="T7">ril </text:span><text:span text:style-name="T12">2024</text:span></text:p>
      <text:p text:style-name="P2">Duración de la estadía: <text:span text:style-name="T18">1</text:span><text:span text:style-name="T7"> mes</text:span></text:p>
      <text:p text:style-name="P2">Conferencias o exposiciones previstas: <text:span text:style-name="T7">seminario del laboratorio ERIC</text:span></text:p>
      <text:p text:style-name="P2">Intercambios previstos: <text:span text:style-name="T8">con los miembros del equipo DMD (groupo de trabajo, seminarios)</text:span></text:p>
      <text:p text:style-name="P2">6. MONTO SOLICITADO AL IFUM: <text:span text:style-name="T18">1</text:span><text:span text:style-name="T8">000 euros</text:span></text:p>
      <text:p text:style-name="P2">DETALLE DE SU UTILIZACIÓN (Gastos de transporte, con indicación de la ciudad de salida y de llegada, Gastos de estadía, número de noches de alojamiento, comidas, etc.)</text:p>
      <text:p text:style-name="P8"><text:s text:c="6"/><text:span text:style-name="T18"><text:s/>- </text:span>Alojamiento CROUS <text:s/><text:span text:style-name="T18">700</text:span> euros </text:p>
      <text:p text:style-name="P8"><text:span text:style-name="T18"><text:s text:c="6"/></text:span><text:s/><text:span text:style-name="T18"><text:s/>- V</text:span>iaticos<text:span text:style-name="T18"> <text:s text:c="21"/>300 euros</text:span></text:p>
      <text:p text:style-name="P2">7. OTRAS FUENTES DE FINANCIAMIENTO (Precisar si son fuentes confirmadas o solicitadas, monto de las mismas y objeto de su utilización):</text:p>
      <text:p text:style-name="P13">Pasaje de avión financiado con fondos del proyecto ANII <text:s/>FSE_S_2022_1_173061 (confirmado)</text:p>
      <text:p text:style-name="P12"><text:span text:style-name="T10">Viatícos parcialmente financiados por pasantía laboratorio ERIC (NO confirmada).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G Omega (W1)" svg:font-family="'CG Omega (W1)', 'Times New Roman'" style:font-family-generic="swiss" style:font-pitch="variable"/>
    <style:font-face style:name="DejaVu Sans Condensed" svg:font-family="'DejaVu Sans Condensed'"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UY" style:font-name-asian="DejaVu Sans Condensed"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s" fo:country="UY" style:font-name-asian="DejaVu Sans Condensed"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48in" fo:margin-right="0in" fo:orphans="0" fo:widows="0" fo:hyphenation-ladder-count="no-limit" fo:text-indent="0in" style:auto-text-indent="false" style:text-autospace="none" style:writing-mode="lr-tb"/>
      <style:text-properties style:use-window-font-color="true" loext:opacity="0%" style:font-name="CG Omega (W1)" fo:font-family="'CG Omega (W1)', 'Times New Roman'" style:font-family-generic="swiss" style:font-pitch="variable" fo:font-size="11pt" fo:language="fr" fo:country="FR" style:font-name-asian="Times New Roman" style:font-family-asian="'Times New Roman'" style:font-family-generic-asian="roman" style:font-pitch-asian="variable" style:font-size-asian="11pt" style:font-name-complex="CG Omega (W1)" style:font-family-complex="'CG Omega (W1)', 'Times New Roman'" style:font-family-generic-complex="swis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ORMULARIO DE SOLICITUD DE APOYO PARA UNA ACTIVIDAD INDIVIDUAL EN EL MARCO DEL LIA-IFUM</dc:title>
    <meta:initial-creator> x</meta:initial-creator>
    <meta:creation-date>2010-12-11T18:48:00</meta:creation-date>
    <dc:date>2024-02-01T11:18:54.961605921</dc:date>
    <meta:editing-cycles>8</meta:editing-cycles>
    <meta:editing-duration>PT1H25M9S</meta:editing-duration>
    <meta:generator>LibreOffice/7.3.7.2$Linux_X86_64 LibreOffice_project/30$Build-2</meta:generator>
    <meta:document-statistic meta:table-count="0" meta:image-count="0" meta:object-count="0" meta:page-count="2" meta:paragraph-count="40" meta:word-count="553" meta:character-count="3743" meta:non-whitespace-character-count="3172"/>
    <meta:user-defined meta:name="Info 1"/>
    <meta:user-defined meta:name="Info 2"/>
    <meta:user-defined meta:name="Info 3"/>
    <meta:user-defined meta:name="Info 4"/>
  </office:meta>
</office:document-meta>
</file>